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39.56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3" table:style-name="ta1">
        <table:shapes>
          <draw:frame draw:z-index="0" draw:style-name="gr1" draw:text-style-name="P1" svg:width="179.58mm" svg:height="104.12mm" svg:x="345.43mm" svg:y="40.64mm">
            <draw:object draw:notify-on-update-of-ranges="quake3.H2:quake3.H22 quake3.J2:quake3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am paquete</text:p>
          </table:table-cell>
          <table:table-cell/>
          <table:table-cell office:value-type="string" calcext:value-type="string">
            <text:p>Dif</text:p>
          </table:table-cell>
          <table:table-cell table:number-columns-repeated="3"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007187" calcext:value-type="float">
            <text:p>0.00700718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3];[.B2])" office:value-type="float" office:value="0.007556175" calcext:value-type="float">
            <text:p>0.007556175</text:p>
          </table:table-cell>
          <table:table-cell table:formula="of:=QUOTIENT([.H2]; [.J2])" office:value-type="float" office:value="8205" calcext:value-type="float">
            <text:p>8205</text:p>
          </table:table-cell>
          <table:table-cell table:number-columns-repeated="2"/>
          <table:table-cell office:value-type="float" office:value="0.007007187" calcext:value-type="float">
            <text:p>0.0070071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63362" calcext:value-type="float">
            <text:p>0.0145633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7154 <text:s/>&gt; <text:s/>4444 Len=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ORG.LIBREOFFICE.RAWSUBTRACT([.B4];[.B3])" office:value-type="float" office:value="0.011319093" calcext:value-type="float">
            <text:p>0.011319093</text:p>
          </table:table-cell>
          <table:table-cell table:formula="of:=QUOTIENT([.H3]; [.J3])" office:value-type="float" office:value="6184" calcext:value-type="float">
            <text:p>6184</text:p>
          </table:table-cell>
          <table:table-cell table:number-columns-repeated="2"/>
          <table:table-cell office:value-type="float" office:value="0.014563362" calcext:value-type="float">
            <text:p>0.014563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5882455" calcext:value-type="float">
            <text:p>0.02588245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5];[.B4])" office:value-type="float" office:value="0.01284664" calcext:value-type="float">
            <text:p>0.01284664</text:p>
          </table:table-cell>
          <table:table-cell table:formula="of:=QUOTIENT([.H4]; [.J4])" office:value-type="float" office:value="4981" calcext:value-type="float">
            <text:p>4981</text:p>
          </table:table-cell>
          <table:table-cell table:number-columns-repeated="2"/>
          <table:table-cell office:value-type="float" office:value="0.025882455" calcext:value-type="float">
            <text:p>0.025882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729095" calcext:value-type="float">
            <text:p>0.03872909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6];[.B5])" office:value-type="float" office:value="0.005352746" calcext:value-type="float">
            <text:p>0.005352746</text:p>
          </table:table-cell>
          <table:table-cell table:formula="of:=QUOTIENT([.H5]; [.J5])" office:value-type="float" office:value="11209" calcext:value-type="float">
            <text:p>11209</text:p>
          </table:table-cell>
          <table:table-cell table:number-columns-repeated="2"/>
          <table:table-cell office:value-type="float" office:value="0.038729095" calcext:value-type="float">
            <text:p>0.038729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4081841" calcext:value-type="float">
            <text:p>0.0440818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7];[.B6])" office:value-type="float" office:value="0.01506008" calcext:value-type="float">
            <text:p>0.01506008</text:p>
          </table:table-cell>
          <table:table-cell table:formula="of:=QUOTIENT([.H6]; [.J6])" office:value-type="float" office:value="4515" calcext:value-type="float">
            <text:p>4515</text:p>
          </table:table-cell>
          <table:table-cell table:number-columns-repeated="2"/>
          <table:table-cell office:value-type="float" office:value="0.044081841" calcext:value-type="float">
            <text:p>0.044081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9141921" calcext:value-type="float">
            <text:p>0.05914192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8];[.B7])" office:value-type="float" office:value="0.005121036" calcext:value-type="float">
            <text:p>0.005121036</text:p>
          </table:table-cell>
          <table:table-cell table:formula="of:=QUOTIENT([.H7]; [.J7])" office:value-type="float" office:value="11521" calcext:value-type="float">
            <text:p>11521</text:p>
          </table:table-cell>
          <table:table-cell table:number-columns-repeated="2"/>
          <table:table-cell office:value-type="float" office:value="0.059141921" calcext:value-type="float">
            <text:p>0.0591419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4262957" calcext:value-type="float">
            <text:p>0.0642629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9];[.B8])" office:value-type="float" office:value="0.007910006" calcext:value-type="float">
            <text:p>0.007910006</text:p>
          </table:table-cell>
          <table:table-cell table:formula="of:=QUOTIENT([.H8]; [.J8])" office:value-type="float" office:value="7458" calcext:value-type="float">
            <text:p>7458</text:p>
          </table:table-cell>
          <table:table-cell table:number-columns-repeated="2"/>
          <table:table-cell office:value-type="float" office:value="0.064262957" calcext:value-type="float">
            <text:p>0.0642629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2172963" calcext:value-type="float">
            <text:p>0.07217296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10];[.B9])" office:value-type="float" office:value="0.012103283" calcext:value-type="float">
            <text:p>0.012103283</text:p>
          </table:table-cell>
          <table:table-cell table:formula="of:=QUOTIENT([.H9]; [.J9])" office:value-type="float" office:value="5618" calcext:value-type="float">
            <text:p>5618</text:p>
          </table:table-cell>
          <table:table-cell table:number-columns-repeated="2"/>
          <table:table-cell office:value-type="float" office:value="0.072172963" calcext:value-type="float">
            <text:p>0.072172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4276246" calcext:value-type="float">
            <text:p>0.0842762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1];[.B10])" office:value-type="float" office:value="0.00225647600000001" calcext:value-type="float">
            <text:p>0.002256476</text:p>
          </table:table-cell>
          <table:table-cell table:formula="of:=QUOTIENT([.H10]; [.J10])" office:value-type="float" office:value="27919" calcext:value-type="float">
            <text:p>27919</text:p>
          </table:table-cell>
          <table:table-cell table:number-columns-repeated="2"/>
          <table:table-cell office:value-type="float" office:value="0.084276246" calcext:value-type="float">
            <text:p>0.084276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6532722" calcext:value-type="float">
            <text:p>0.0865327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2];[.B11])" office:value-type="float" office:value="0.0000126399999999943" calcext:value-type="float">
            <text:p>1.26399999999943E-05</text:p>
          </table:table-cell>
          <table:table-cell table:formula="of:=QUOTIENT([.H11]; [.J11])" office:value-type="float" office:value="4905063" calcext:value-type="float">
            <text:p>4905063</text:p>
          </table:table-cell>
          <table:table-cell table:number-columns-repeated="2"/>
          <table:table-cell office:value-type="float" office:value="0.086532722" calcext:value-type="float">
            <text:p>0.0865327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6545362" calcext:value-type="float">
            <text:p>0.0865453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7154 <text:s/>&gt; <text:s/>4444 Len=5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ORG.LIBREOFFICE.RAWSUBTRACT([.B13];[.B12])" office:value-type="float" office:value="0.00144512400000001" calcext:value-type="float">
            <text:p>0.001445124</text:p>
          </table:table-cell>
          <table:table-cell table:formula="of:=QUOTIENT([.H12]; [.J12])" office:value-type="float" office:value="39442" calcext:value-type="float">
            <text:p>39442</text:p>
          </table:table-cell>
          <table:table-cell table:number-columns-repeated="2"/>
          <table:table-cell office:value-type="float" office:value="0.086545362" calcext:value-type="float">
            <text:p>0.0865453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7990486" calcext:value-type="float">
            <text:p>0.08799048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154 <text:s/>&gt; <text:s/>4444 Len=5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ORG.LIBREOFFICE.RAWSUBTRACT([.B14];[.B13])" office:value-type="float" office:value="0.000175475999999994" calcext:value-type="float">
            <text:p>0.000175476</text:p>
          </table:table-cell>
          <table:table-cell table:formula="of:=QUOTIENT([.H13]; [.J13])" office:value-type="float" office:value="319131" calcext:value-type="float">
            <text:p>319131</text:p>
          </table:table-cell>
          <table:table-cell table:number-columns-repeated="2"/>
          <table:table-cell office:value-type="float" office:value="0.087990486" calcext:value-type="float">
            <text:p>0.087990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8165962" calcext:value-type="float">
            <text:p>0.0881659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5];[.B14])" office:value-type="float" office:value="0.00659960600000001" calcext:value-type="float">
            <text:p>0.006599606</text:p>
          </table:table-cell>
          <table:table-cell table:formula="of:=QUOTIENT([.H14]; [.J14])" office:value-type="float" office:value="9394" calcext:value-type="float">
            <text:p>9394</text:p>
          </table:table-cell>
          <table:table-cell table:number-columns-repeated="2"/>
          <table:table-cell office:value-type="float" office:value="0.088165962" calcext:value-type="float">
            <text:p>0.0881659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4765568" calcext:value-type="float">
            <text:p>0.09476556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16];[.B15])" office:value-type="float" office:value="0.010896331" calcext:value-type="float">
            <text:p>0.010896331</text:p>
          </table:table-cell>
          <table:table-cell table:formula="of:=QUOTIENT([.H15]; [.J15])" office:value-type="float" office:value="6240" calcext:value-type="float">
            <text:p>6240</text:p>
          </table:table-cell>
          <table:table-cell table:number-columns-repeated="2"/>
          <table:table-cell office:value-type="float" office:value="0.094765568" calcext:value-type="float">
            <text:p>0.0947655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5661899" calcext:value-type="float">
            <text:p>0.10566189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7];[.B16])" office:value-type="float" office:value="0.00618134099999999" calcext:value-type="float">
            <text:p>0.006181341</text:p>
          </table:table-cell>
          <table:table-cell table:formula="of:=QUOTIENT([.H16]; [.J16])" office:value-type="float" office:value="10191" calcext:value-type="float">
            <text:p>10191</text:p>
          </table:table-cell>
          <table:table-cell table:number-columns-repeated="2"/>
          <table:table-cell office:value-type="float" office:value="0.105661899" calcext:value-type="float">
            <text:p>0.105661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184324" calcext:value-type="float">
            <text:p>0.1118432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18];[.B17])" office:value-type="float" office:value="0.002312482" calcext:value-type="float">
            <text:p>0.002312482</text:p>
          </table:table-cell>
          <table:table-cell table:formula="of:=QUOTIENT([.H17]; [.J17])" office:value-type="float" office:value="28540" calcext:value-type="float">
            <text:p>28540</text:p>
          </table:table-cell>
          <table:table-cell table:number-columns-repeated="2"/>
          <table:table-cell office:value-type="float" office:value="0.11184324" calcext:value-type="float">
            <text:p>0.111843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4155722" calcext:value-type="float">
            <text:p>0.1141557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9];[.B18])" office:value-type="float" office:value="0.00454509900000001" calcext:value-type="float">
            <text:p>0.004545099</text:p>
          </table:table-cell>
          <table:table-cell table:formula="of:=QUOTIENT([.H18]; [.J18])" office:value-type="float" office:value="13641" calcext:value-type="float">
            <text:p>13641</text:p>
          </table:table-cell>
          <table:table-cell table:number-columns-repeated="2"/>
          <table:table-cell office:value-type="float" office:value="0.114155722" calcext:value-type="float">
            <text:p>0.1141557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8700821" calcext:value-type="float">
            <text:p>0.11870082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20];[.B19])" office:value-type="float" office:value="0.00447309" calcext:value-type="float">
            <text:p>0.00447309</text:p>
          </table:table-cell>
          <table:table-cell table:formula="of:=QUOTIENT([.H19]; [.J19])" office:value-type="float" office:value="14754" calcext:value-type="float">
            <text:p>14754</text:p>
          </table:table-cell>
          <table:table-cell table:number-columns-repeated="2"/>
          <table:table-cell office:value-type="float" office:value="0.118700821" calcext:value-type="float">
            <text:p>0.1187008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3173911" calcext:value-type="float">
            <text:p>0.12317391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21];[.B20])" office:value-type="float" office:value="0.00633285899999998" calcext:value-type="float">
            <text:p>0.006332859</text:p>
          </table:table-cell>
          <table:table-cell table:formula="of:=QUOTIENT([.H20]; [.J20])" office:value-type="float" office:value="9316" calcext:value-type="float">
            <text:p>9316</text:p>
          </table:table-cell>
          <table:table-cell table:number-columns-repeated="2"/>
          <table:table-cell office:value-type="float" office:value="0.123173911" calcext:value-type="float">
            <text:p>0.1231739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950677" calcext:value-type="float">
            <text:p>0.1295067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22];[.B21])" office:value-type="float" office:value="0.011675378" calcext:value-type="float">
            <text:p>0.011675378</text:p>
          </table:table-cell>
          <table:table-cell table:formula="of:=QUOTIENT([.H21]; [.J21])" office:value-type="float" office:value="5652" calcext:value-type="float">
            <text:p>5652</text:p>
          </table:table-cell>
          <table:table-cell table:number-columns-repeated="2"/>
          <table:table-cell office:value-type="float" office:value="0.12950677" calcext:value-type="float">
            <text:p>0.129506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1182148" calcext:value-type="float">
            <text:p>0.14118214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154 <text:s/>&gt; <text:s/>4444 Len=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ORG.LIBREOFFICE.RAWSUBTRACT([.B23];[.B22])" office:value-type="float" office:value="0.00134763800000001" calcext:value-type="float">
            <text:p>0.001347638</text:p>
          </table:table-cell>
          <table:table-cell table:formula="of:=QUOTIENT([.H22]; [.J22])" office:value-type="float" office:value="43038" calcext:value-type="float">
            <text:p>43038</text:p>
          </table:table-cell>
          <table:table-cell table:number-columns-repeated="2"/>
          <table:table-cell office:value-type="float" office:value="0.141182148" calcext:value-type="float">
            <text:p>0.1411821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2529786" calcext:value-type="float">
            <text:p>0.14252978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24];[.B23])" office:value-type="float" office:value="0.00481109299999999" calcext:value-type="float">
            <text:p>0.004811093</text:p>
          </table:table-cell>
          <table:table-cell table:formula="of:=QUOTIENT([.H23]; [.J23])" office:value-type="float" office:value="12263" calcext:value-type="float">
            <text:p>12263</text:p>
          </table:table-cell>
          <table:table-cell table:number-columns-repeated="2"/>
          <table:table-cell office:value-type="float" office:value="0.142529786" calcext:value-type="float">
            <text:p>0.1425297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7340879" calcext:value-type="float">
            <text:p>0.14734087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25];[.B24])" office:value-type="float" office:value="0.00404254099999998" calcext:value-type="float">
            <text:p>0.004042541</text:p>
          </table:table-cell>
          <table:table-cell table:formula="of:=QUOTIENT([.H24]; [.J24])" office:value-type="float" office:value="16326" calcext:value-type="float">
            <text:p>16326</text:p>
          </table:table-cell>
          <table:table-cell table:number-columns-repeated="2"/>
          <table:table-cell office:value-type="float" office:value="0.147340879" calcext:value-type="float">
            <text:p>0.1473408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5138342" calcext:value-type="float">
            <text:p>0.1513834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26];[.B25])" office:value-type="float" office:value="0.010988221" calcext:value-type="float">
            <text:p>0.010988221</text:p>
          </table:table-cell>
          <table:table-cell table:formula="of:=QUOTIENT([.H25]; [.J25])" office:value-type="float" office:value="6097" calcext:value-type="float">
            <text:p>6097</text:p>
          </table:table-cell>
          <table:table-cell table:number-columns-repeated="2"/>
          <table:table-cell office:value-type="float" office:value="0.15138342" calcext:value-type="float">
            <text:p>0.15138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62371641" calcext:value-type="float">
            <text:p>0.1623716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27];[.B26])" office:value-type="float" office:value="0.010987086" calcext:value-type="float">
            <text:p>0.010987086</text:p>
          </table:table-cell>
          <table:table-cell table:formula="of:=QUOTIENT([.H26]; [.J26])" office:value-type="float" office:value="5825" calcext:value-type="float">
            <text:p>5825</text:p>
          </table:table-cell>
          <table:table-cell table:number-columns-repeated="2"/>
          <table:table-cell office:value-type="float" office:value="0.162371641" calcext:value-type="float">
            <text:p>0.1623716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73358727" calcext:value-type="float">
            <text:p>0.17335872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28];[.B27])" office:value-type="float" office:value="0.00993527799999999" calcext:value-type="float">
            <text:p>0.009935278</text:p>
          </table:table-cell>
          <table:table-cell table:formula="of:=QUOTIENT([.H27]; [.J27])" office:value-type="float" office:value="6441" calcext:value-type="float">
            <text:p>6441</text:p>
          </table:table-cell>
          <table:table-cell table:number-columns-repeated="2"/>
          <table:table-cell office:value-type="float" office:value="0.173358727" calcext:value-type="float">
            <text:p>0.1733587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83294005" calcext:value-type="float">
            <text:p>0.18329400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29];[.B28])" office:value-type="float" office:value="0.00198343100000001" calcext:value-type="float">
            <text:p>0.001983431</text:p>
          </table:table-cell>
          <table:table-cell table:formula="of:=QUOTIENT([.H28]; [.J28])" office:value-type="float" office:value="30250" calcext:value-type="float">
            <text:p>30250</text:p>
          </table:table-cell>
          <table:table-cell table:number-columns-repeated="2"/>
          <table:table-cell office:value-type="float" office:value="0.183294005" calcext:value-type="float">
            <text:p>0.183294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85277436" calcext:value-type="float">
            <text:p>0.18527743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30];[.B29])" office:value-type="float" office:value="0.011036084" calcext:value-type="float">
            <text:p>0.011036084</text:p>
          </table:table-cell>
          <table:table-cell table:formula="of:=QUOTIENT([.H29]; [.J29])" office:value-type="float" office:value="6070" calcext:value-type="float">
            <text:p>6070</text:p>
          </table:table-cell>
          <table:table-cell table:number-columns-repeated="2"/>
          <table:table-cell office:value-type="float" office:value="0.185277436" calcext:value-type="float">
            <text:p>0.1852774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631352" calcext:value-type="float">
            <text:p>0.1963135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31];[.B30])" office:value-type="float" office:value="0.011099238" calcext:value-type="float">
            <text:p>0.011099238</text:p>
          </table:table-cell>
          <table:table-cell table:formula="of:=QUOTIENT([.H30]; [.J30])" office:value-type="float" office:value="5766" calcext:value-type="float">
            <text:p>5766</text:p>
          </table:table-cell>
          <table:table-cell table:number-columns-repeated="2"/>
          <table:table-cell office:value-type="float" office:value="0.19631352" calcext:value-type="float">
            <text:p>0.19631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7412758" calcext:value-type="float">
            <text:p>0.20741275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32];[.B31])" office:value-type="float" office:value="0.004761142" calcext:value-type="float">
            <text:p>0.004761142</text:p>
          </table:table-cell>
          <table:table-cell table:formula="of:=QUOTIENT([.H31]; [.J31])" office:value-type="float" office:value="12602" calcext:value-type="float">
            <text:p>12602</text:p>
          </table:table-cell>
          <table:table-cell table:number-columns-repeated="2"/>
          <table:table-cell office:value-type="float" office:value="0.207412758" calcext:value-type="float">
            <text:p>0.2074127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121739" calcext:value-type="float">
            <text:p>0.21217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33];[.B32])" office:value-type="float" office:value="0.011068338" calcext:value-type="float">
            <text:p>0.011068338</text:p>
          </table:table-cell>
          <table:table-cell table:formula="of:=QUOTIENT([.H32]; [.J32])" office:value-type="float" office:value="5782" calcext:value-type="float">
            <text:p>5782</text:p>
          </table:table-cell>
          <table:table-cell table:number-columns-repeated="2"/>
          <table:table-cell office:value-type="float" office:value="0.2121739" calcext:value-type="float">
            <text:p>0.21217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23242238" calcext:value-type="float">
            <text:p>0.22324223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34];[.B33])" office:value-type="float" office:value="0.011038312" calcext:value-type="float">
            <text:p>0.011038312</text:p>
          </table:table-cell>
          <table:table-cell table:formula="of:=QUOTIENT([.H33]; [.J33])" office:value-type="float" office:value="5345" calcext:value-type="float">
            <text:p>5345</text:p>
          </table:table-cell>
          <table:table-cell table:number-columns-repeated="2"/>
          <table:table-cell office:value-type="float" office:value="0.223242238" calcext:value-type="float">
            <text:p>0.223242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3428055" calcext:value-type="float">
            <text:p>0.2342805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35];[.B34])" office:value-type="float" office:value="0.00257598000000001" calcext:value-type="float">
            <text:p>0.00257598</text:p>
          </table:table-cell>
          <table:table-cell table:formula="of:=QUOTIENT([.H34]; [.J34])" office:value-type="float" office:value="24844" calcext:value-type="float">
            <text:p>24844</text:p>
          </table:table-cell>
          <table:table-cell table:number-columns-repeated="2"/>
          <table:table-cell office:value-type="float" office:value="0.23428055" calcext:value-type="float">
            <text:p>0.234280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685653" calcext:value-type="float">
            <text:p>0.2368565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36];[.B35])" office:value-type="float" office:value="0.010457931" calcext:value-type="float">
            <text:p>0.010457931</text:p>
          </table:table-cell>
          <table:table-cell table:formula="of:=QUOTIENT([.H35]; [.J35])" office:value-type="float" office:value="6119" calcext:value-type="float">
            <text:p>6119</text:p>
          </table:table-cell>
          <table:table-cell table:number-columns-repeated="2"/>
          <table:table-cell office:value-type="float" office:value="0.23685653" calcext:value-type="float">
            <text:p>0.2368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7314461" calcext:value-type="float">
            <text:p>0.24731446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37];[.B36])" office:value-type="float" office:value="0.011040795" calcext:value-type="float">
            <text:p>0.011040795</text:p>
          </table:table-cell>
          <table:table-cell table:formula="of:=QUOTIENT([.H36]; [.J36])" office:value-type="float" office:value="5706" calcext:value-type="float">
            <text:p>5706</text:p>
          </table:table-cell>
          <table:table-cell table:number-columns-repeated="2"/>
          <table:table-cell office:value-type="float" office:value="0.247314461" calcext:value-type="float">
            <text:p>0.247314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58355256" calcext:value-type="float">
            <text:p>0.25835525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38];[.B37])" office:value-type="float" office:value="0.01094223" calcext:value-type="float">
            <text:p>0.01094223</text:p>
          </table:table-cell>
          <table:table-cell table:formula="of:=QUOTIENT([.H37]; [.J37])" office:value-type="float" office:value="6123" calcext:value-type="float">
            <text:p>6123</text:p>
          </table:table-cell>
          <table:table-cell table:number-columns-repeated="2"/>
          <table:table-cell office:value-type="float" office:value="0.258355256" calcext:value-type="float">
            <text:p>0.258355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9297486" calcext:value-type="float">
            <text:p>0.26929748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7154 <text:s/>&gt; <text:s/>4444 Len=5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ORG.LIBREOFFICE.RAWSUBTRACT([.B39];[.B38])" office:value-type="float" office:value="0.010991152" calcext:value-type="float">
            <text:p>0.010991152</text:p>
          </table:table-cell>
          <table:table-cell table:formula="of:=QUOTIENT([.H38]; [.J38])" office:value-type="float" office:value="5185" calcext:value-type="float">
            <text:p>5185</text:p>
          </table:table-cell>
          <table:table-cell table:number-columns-repeated="2"/>
          <table:table-cell office:value-type="float" office:value="0.269297486" calcext:value-type="float">
            <text:p>0.2692974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80288638" calcext:value-type="float">
            <text:p>0.28028863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40];[.B39])" office:value-type="float" office:value="0.00442126900000001" calcext:value-type="float">
            <text:p>0.004421269</text:p>
          </table:table-cell>
          <table:table-cell table:formula="of:=QUOTIENT([.H39]; [.J39])" office:value-type="float" office:value="14927" calcext:value-type="float">
            <text:p>14927</text:p>
          </table:table-cell>
          <table:table-cell table:number-columns-repeated="2"/>
          <table:table-cell office:value-type="float" office:value="0.280288638" calcext:value-type="float">
            <text:p>0.280288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84709907" calcext:value-type="float">
            <text:p>0.28470990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41];[.B40])" office:value-type="float" office:value="0.011018892" calcext:value-type="float">
            <text:p>0.011018892</text:p>
          </table:table-cell>
          <table:table-cell table:formula="of:=QUOTIENT([.H40]; [.J40])" office:value-type="float" office:value="5808" calcext:value-type="float">
            <text:p>5808</text:p>
          </table:table-cell>
          <table:table-cell table:number-columns-repeated="2"/>
          <table:table-cell office:value-type="float" office:value="0.284709907" calcext:value-type="float">
            <text:p>0.2847099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95728799" calcext:value-type="float">
            <text:p>0.29572879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42];[.B41])" office:value-type="float" office:value="0.00410128899999995" calcext:value-type="float">
            <text:p>0.004101289</text:p>
          </table:table-cell>
          <table:table-cell table:formula="of:=QUOTIENT([.H41]; [.J41])" office:value-type="float" office:value="15604" calcext:value-type="float">
            <text:p>15604</text:p>
          </table:table-cell>
          <table:table-cell table:number-columns-repeated="2"/>
          <table:table-cell office:value-type="float" office:value="0.295728799" calcext:value-type="float">
            <text:p>0.2957287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99830088" calcext:value-type="float">
            <text:p>0.29983008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43];[.B42])" office:value-type="float" office:value="0.0109932250000001" calcext:value-type="float">
            <text:p>0.010993225</text:p>
          </table:table-cell>
          <table:table-cell table:formula="of:=QUOTIENT([.H42]; [.J42])" office:value-type="float" office:value="5639" calcext:value-type="float">
            <text:p>5639</text:p>
          </table:table-cell>
          <table:table-cell table:number-columns-repeated="2"/>
          <table:table-cell office:value-type="float" office:value="0.299830088" calcext:value-type="float">
            <text:p>0.2998300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10823313" calcext:value-type="float">
            <text:p>0.31082331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44];[.B43])" office:value-type="float" office:value="0.00137230199999999" calcext:value-type="float">
            <text:p>0.001372302</text:p>
          </table:table-cell>
          <table:table-cell table:formula="of:=QUOTIENT([.H43]; [.J43])" office:value-type="float" office:value="47365" calcext:value-type="float">
            <text:p>4736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12195615" calcext:value-type="float">
            <text:p>0.31219561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45];[.B44])" office:value-type="float" office:value="0.00238799099999998" calcext:value-type="float">
            <text:p>0.002387991</text:p>
          </table:table-cell>
          <table:table-cell table:formula="of:=QUOTIENT([.H44]; [.J44])" office:value-type="float" office:value="26382" calcext:value-type="float">
            <text:p>2638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14583606" calcext:value-type="float">
            <text:p>0.31458360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46];[.B45])" office:value-type="float" office:value="0.00369389800000003" calcext:value-type="float">
            <text:p>0.003693898</text:p>
          </table:table-cell>
          <table:table-cell table:formula="of:=QUOTIENT([.H45]; [.J45])" office:value-type="float" office:value="17596" calcext:value-type="float">
            <text:p>1759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18277504" calcext:value-type="float">
            <text:p>0.3182775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47];[.B46])" office:value-type="float" office:value="0.014508337" calcext:value-type="float">
            <text:p>0.014508337</text:p>
          </table:table-cell>
          <table:table-cell table:formula="of:=QUOTIENT([.H46]; [.J46])" office:value-type="float" office:value="4273" calcext:value-type="float">
            <text:p>427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2785841" calcext:value-type="float">
            <text:p>0.3327858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48];[.B47])" office:value-type="float" office:value="0.00566033500000002" calcext:value-type="float">
            <text:p>0.005660335</text:p>
          </table:table-cell>
          <table:table-cell table:formula="of:=QUOTIENT([.H47]; [.J47])" office:value-type="float" office:value="11130" calcext:value-type="float">
            <text:p>1113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8446176" calcext:value-type="float">
            <text:p>0.33844617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49];[.B48])" office:value-type="float" office:value="0.011088407" calcext:value-type="float">
            <text:p>0.011088407</text:p>
          </table:table-cell>
          <table:table-cell table:formula="of:=QUOTIENT([.H48]; [.J48])"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49534583" calcext:value-type="float">
            <text:p>0.34953458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50];[.B49])" office:value-type="float" office:value="0.00477477400000004" calcext:value-type="float">
            <text:p>0.004774774</text:p>
          </table:table-cell>
          <table:table-cell table:formula="of:=QUOTIENT([.H49]; [.J49])" office:value-type="float" office:value="12566" calcext:value-type="float">
            <text:p>1256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4309357" calcext:value-type="float">
            <text:p>0.3543093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51];[.B50])" office:value-type="float" office:value="0.011185312" calcext:value-type="float">
            <text:p>0.011185312</text:p>
          </table:table-cell>
          <table:table-cell table:formula="of:=QUOTIENT([.H50]; [.J50])"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5494669" calcext:value-type="float">
            <text:p>0.36549466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52];[.B51])" office:value-type="float" office:value="0.001036076" calcext:value-type="float">
            <text:p>0.001036076</text:p>
          </table:table-cell>
          <table:table-cell table:formula="of:=QUOTIENT([.H51]; [.J51])" office:value-type="float" office:value="56945" calcext:value-type="float">
            <text:p>5694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66530745" calcext:value-type="float">
            <text:p>0.36653074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53];[.B52])" office:value-type="float" office:value="0.011030101" calcext:value-type="float">
            <text:p>0.011030101</text:p>
          </table:table-cell>
          <table:table-cell table:formula="of:=QUOTIENT([.H52]; [.J52])" office:value-type="float" office:value="5711" calcext:value-type="float">
            <text:p>571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77560846" calcext:value-type="float">
            <text:p>0.3775608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54];[.B53])" office:value-type="float" office:value="0.011091884" calcext:value-type="float">
            <text:p>0.011091884</text:p>
          </table:table-cell>
          <table:table-cell table:formula="of:=QUOTIENT([.H53]; [.J53])"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865273" calcext:value-type="float">
            <text:p>0.3886527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55];[.B54])" office:value-type="float" office:value="0.00231677800000002" calcext:value-type="float">
            <text:p>0.002316778</text:p>
          </table:table-cell>
          <table:table-cell table:formula="of:=QUOTIENT([.H54]; [.J54])" office:value-type="float" office:value="25898" calcext:value-type="float">
            <text:p>258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90969508" calcext:value-type="float">
            <text:p>0.3909695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56];[.B55])" office:value-type="float" office:value="0.011096613" calcext:value-type="float">
            <text:p>0.011096613</text:p>
          </table:table-cell>
          <table:table-cell table:formula="of:=QUOTIENT([.H55]; [.J55])" office:value-type="float" office:value="5947" calcext:value-type="float">
            <text:p>594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02066121" calcext:value-type="float">
            <text:p>0.40206612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57];[.B56])" office:value-type="float" office:value="0.010991312" calcext:value-type="float">
            <text:p>0.010991312</text:p>
          </table:table-cell>
          <table:table-cell table:formula="of:=QUOTIENT([.H56]; [.J56])" office:value-type="float" office:value="5913" calcext:value-type="float">
            <text:p>591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3057433" calcext:value-type="float">
            <text:p>0.41305743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58];[.B57])" office:value-type="float" office:value="0.010906236" calcext:value-type="float">
            <text:p>0.010906236</text:p>
          </table:table-cell>
          <table:table-cell table:formula="of:=QUOTIENT([.H57]; [.J57])" office:value-type="float" office:value="5501" calcext:value-type="float">
            <text:p>550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23963669" calcext:value-type="float">
            <text:p>0.42396366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59];[.B58])" office:value-type="float" office:value="0.000108483999999964" calcext:value-type="float">
            <text:p>0.000108484</text:p>
          </table:table-cell>
          <table:table-cell table:formula="of:=QUOTIENT([.H58]; [.J58])" office:value-type="float" office:value="580730" calcext:value-type="float">
            <text:p>58073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24072153" calcext:value-type="float">
            <text:p>0.42407215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60];[.B59])" office:value-type="float" office:value="0.00865266000000003" calcext:value-type="float">
            <text:p>0.00865266</text:p>
          </table:table-cell>
          <table:table-cell table:formula="of:=QUOTIENT([.H59]; [.J59])" office:value-type="float" office:value="7165" calcext:value-type="float">
            <text:p>71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32724813" calcext:value-type="float">
            <text:p>0.43272481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61];[.B60])" office:value-type="float" office:value="0.000262894999999985" calcext:value-type="float">
            <text:p>0.000262895</text:p>
          </table:table-cell>
          <table:table-cell table:formula="of:=QUOTIENT([.H60]; [.J60])" office:value-type="float" office:value="254854" calcext:value-type="float">
            <text:p>25485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32987708" calcext:value-type="float">
            <text:p>0.4329877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62];[.B61])" office:value-type="float" office:value="0.00310948500000002" calcext:value-type="float">
            <text:p>0.003109485</text:p>
          </table:table-cell>
          <table:table-cell table:formula="of:=QUOTIENT([.H61]; [.J61])" office:value-type="float" office:value="21546" calcext:value-type="float">
            <text:p>2154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36097193" calcext:value-type="float">
            <text:p>0.43609719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63];[.B62])" office:value-type="float" office:value="0.0108948" calcext:value-type="float">
            <text:p>0.0108948</text:p>
          </table:table-cell>
          <table:table-cell table:formula="of:=QUOTIENT([.H62]; [.J62])"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46991993" calcext:value-type="float">
            <text:p>0.44699199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154 <text:s/>&gt; <text:s/>4444 Len=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ORG.LIBREOFFICE.RAWSUBTRACT([.B64];[.B63])" office:value-type="float" office:value="0.006317348" calcext:value-type="float">
            <text:p>0.006317348</text:p>
          </table:table-cell>
          <table:table-cell table:formula="of:=QUOTIENT([.H63]; [.J63])" office:value-type="float" office:value="9181" calcext:value-type="float">
            <text:p>918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53309341" calcext:value-type="float">
            <text:p>0.4533093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65];[.B64])" office:value-type="float" office:value="0.002104255" calcext:value-type="float">
            <text:p>0.002104255</text:p>
          </table:table-cell>
          <table:table-cell table:formula="of:=QUOTIENT([.H64]; [.J64])" office:value-type="float" office:value="31365" calcext:value-type="float">
            <text:p>3136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55413596" calcext:value-type="float">
            <text:p>0.45541359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66];[.B65])" office:value-type="float" office:value="0.010960893" calcext:value-type="float">
            <text:p>0.010960893</text:p>
          </table:table-cell>
          <table:table-cell table:formula="of:=QUOTIENT([.H65]; [.J65])"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6374489" calcext:value-type="float">
            <text:p>0.46637448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67];[.B66])" office:value-type="float" office:value="0.000704149000000043" calcext:value-type="float">
            <text:p>0.000704149</text:p>
          </table:table-cell>
          <table:table-cell table:formula="of:=QUOTIENT([.H66]; [.J66])" office:value-type="float" office:value="95150" calcext:value-type="float">
            <text:p>9515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67078638" calcext:value-type="float">
            <text:p>0.46707863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68];[.B67])" office:value-type="float" office:value="0.00125652300000001" calcext:value-type="float">
            <text:p>0.001256523</text:p>
          </table:table-cell>
          <table:table-cell table:formula="of:=QUOTIENT([.H67]; [.J67])" office:value-type="float" office:value="51730" calcext:value-type="float">
            <text:p>5173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68335161" calcext:value-type="float">
            <text:p>0.46833516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69];[.B68])" office:value-type="float" office:value="0.00131584299999998" calcext:value-type="float">
            <text:p>0.001315843</text:p>
          </table:table-cell>
          <table:table-cell table:formula="of:=QUOTIENT([.H68]; [.J68])" office:value-type="float" office:value="50917" calcext:value-type="float">
            <text:p>5091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69651004" calcext:value-type="float">
            <text:p>0.4696510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70];[.B69])" office:value-type="float" office:value="0.00492706100000001" calcext:value-type="float">
            <text:p>0.004927061</text:p>
          </table:table-cell>
          <table:table-cell table:formula="of:=QUOTIENT([.H69]; [.J69])" office:value-type="float" office:value="12583" calcext:value-type="float">
            <text:p>1258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4578065" calcext:value-type="float">
            <text:p>0.47457806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71];[.B70])" office:value-type="float" office:value="0.010981417" calcext:value-type="float">
            <text:p>0.010981417</text:p>
          </table:table-cell>
          <table:table-cell table:formula="of:=QUOTIENT([.H70]; [.J70])" office:value-type="float" office:value="5919" calcext:value-type="float">
            <text:p>591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85559482" calcext:value-type="float">
            <text:p>0.48555948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72];[.B71])" office:value-type="float" office:value="0.00554843499999996" calcext:value-type="float">
            <text:p>0.005548435</text:p>
          </table:table-cell>
          <table:table-cell table:formula="of:=QUOTIENT([.H71]; [.J71])" office:value-type="float" office:value="10994" calcext:value-type="float">
            <text:p>1099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91107917" calcext:value-type="float">
            <text:p>0.4911079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73];[.B72])" office:value-type="float" office:value="0.00202521400000005" calcext:value-type="float">
            <text:p>0.002025214</text:p>
          </table:table-cell>
          <table:table-cell table:formula="of:=QUOTIENT([.H72]; [.J72])" office:value-type="float" office:value="29626" calcext:value-type="float">
            <text:p>2962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3133131" calcext:value-type="float">
            <text:p>0.4931331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74];[.B73])" office:value-type="float" office:value="0.011188143" calcext:value-type="float">
            <text:p>0.011188143</text:p>
          </table:table-cell>
          <table:table-cell table:formula="of:=QUOTIENT([.H73]; [.J73])" office:value-type="float" office:value="6077" calcext:value-type="float">
            <text:p>607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04321274" calcext:value-type="float">
            <text:p>0.50432127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75];[.B74])" office:value-type="float" office:value="0.011060494" calcext:value-type="float">
            <text:p>0.011060494</text:p>
          </table:table-cell>
          <table:table-cell table:formula="of:=QUOTIENT([.H74]; [.J74])"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15381768" calcext:value-type="float">
            <text:p>0.51538176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76];[.B75])" office:value-type="float" office:value="0.00387475199999998" calcext:value-type="float">
            <text:p>0.003874752</text:p>
          </table:table-cell>
          <table:table-cell table:formula="of:=QUOTIENT([.H75]; [.J75])" office:value-type="float" office:value="16259" calcext:value-type="float">
            <text:p>1625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1925652" calcext:value-type="float">
            <text:p>0.5192565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77];[.B76])" office:value-type="float" office:value="0.011660234" calcext:value-type="float">
            <text:p>0.011660234</text:p>
          </table:table-cell>
          <table:table-cell table:formula="of:=QUOTIENT([.H76]; [.J76])" office:value-type="float" office:value="5917" calcext:value-type="float">
            <text:p>591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30916754" calcext:value-type="float">
            <text:p>0.53091675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78];[.B77])" office:value-type="float" office:value="0.00653535799999994" calcext:value-type="float">
            <text:p>0.006535358</text:p>
          </table:table-cell>
          <table:table-cell table:formula="of:=QUOTIENT([.H77]; [.J77])"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7452112" calcext:value-type="float">
            <text:p>0.53745211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154 <text:s/>&gt; <text:s/>4444 Len=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ORG.LIBREOFFICE.RAWSUBTRACT([.B79];[.B78])" office:value-type="float" office:value="0.0018609220000001" calcext:value-type="float">
            <text:p>0.001860922</text:p>
          </table:table-cell>
          <table:table-cell table:formula="of:=QUOTIENT([.H78]; [.J78])" office:value-type="float" office:value="31167" calcext:value-type="float">
            <text:p>3116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39313034" calcext:value-type="float">
            <text:p>0.53931303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80];[.B79])" office:value-type="float" office:value="0.010982191" calcext:value-type="float">
            <text:p>0.010982191</text:p>
          </table:table-cell>
          <table:table-cell table:formula="of:=QUOTIENT([.H79]; [.J79])" office:value-type="float" office:value="5463" calcext:value-type="float">
            <text:p>546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50295225" calcext:value-type="float">
            <text:p>0.55029522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81];[.B80])" office:value-type="float" office:value="0.01452699" calcext:value-type="float">
            <text:p>0.01452699</text:p>
          </table:table-cell>
          <table:table-cell table:formula="of:=QUOTIENT([.H80]; [.J80])" office:value-type="float" office:value="4267" calcext:value-type="float">
            <text:p>426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64822215" calcext:value-type="float">
            <text:p>0.56482221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82];[.B81])" office:value-type="float" office:value="0.0282407189999999" calcext:value-type="float">
            <text:p>0.028240719</text:p>
          </table:table-cell>
          <table:table-cell table:formula="of:=QUOTIENT([.H81]; [.J81])" office:value-type="float" office:value="2407" calcext:value-type="float">
            <text:p>240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93062934" calcext:value-type="float">
            <text:p>0.59306293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83];[.B82])" office:value-type="float" office:value="0.000678280000000031" calcext:value-type="float">
            <text:p>0.00067828</text:p>
          </table:table-cell>
          <table:table-cell table:formula="of:=QUOTIENT([.H82]; [.J82])" office:value-type="float" office:value="97304" calcext:value-type="float">
            <text:p>9730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93741214" calcext:value-type="float">
            <text:p>0.59374121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84];[.B83])" office:value-type="float" office:value="0.00485474699999999" calcext:value-type="float">
            <text:p>0.004854747</text:p>
          </table:table-cell>
          <table:table-cell table:formula="of:=QUOTIENT([.H83]; [.J83])" office:value-type="float" office:value="12976" calcext:value-type="float">
            <text:p>129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98595961" calcext:value-type="float">
            <text:p>0.59859596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85];[.B84])" office:value-type="float" office:value="0.00931692299999998" calcext:value-type="float">
            <text:p>0.009316923</text:p>
          </table:table-cell>
          <table:table-cell table:formula="of:=QUOTIENT([.H84]; [.J84])"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07912884" calcext:value-type="float">
            <text:p>0.60791288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86];[.B85])" office:value-type="float" office:value="0.0190372470000001" calcext:value-type="float">
            <text:p>0.019037247</text:p>
          </table:table-cell>
          <table:table-cell table:formula="of:=QUOTIENT([.H85]; [.J85])"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6950131" calcext:value-type="float">
            <text:p>0.6269501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87];[.B86])" office:value-type="float" office:value="0.010986304" calcext:value-type="float">
            <text:p>0.010986304</text:p>
          </table:table-cell>
          <table:table-cell table:formula="of:=QUOTIENT([.H86]; [.J86])"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7936435" calcext:value-type="float">
            <text:p>0.63793643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88];[.B87])" office:value-type="float" office:value="0.0111150689999999" calcext:value-type="float">
            <text:p>0.011115069</text:p>
          </table:table-cell>
          <table:table-cell table:formula="of:=QUOTIENT([.H87]; [.J87])"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9051504" calcext:value-type="float">
            <text:p>0.6490515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89];[.B88])" office:value-type="float" office:value="0.00536265499999999" calcext:value-type="float">
            <text:p>0.005362655</text:p>
          </table:table-cell>
          <table:table-cell table:formula="of:=QUOTIENT([.H88]; [.J88])" office:value-type="float" office:value="11188" calcext:value-type="float">
            <text:p>1118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54414159" calcext:value-type="float">
            <text:p>0.65441415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90];[.B89])" office:value-type="float" office:value="0.00129245200000006" calcext:value-type="float">
            <text:p>0.001292452</text:p>
          </table:table-cell>
          <table:table-cell table:formula="of:=QUOTIENT([.H89]; [.J89])" office:value-type="float" office:value="53386" calcext:value-type="float">
            <text:p>5338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5706611" calcext:value-type="float">
            <text:p>0.65570661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91];[.B90])" office:value-type="float" office:value="0.01107383" calcext:value-type="float">
            <text:p>0.01107383</text:p>
          </table:table-cell>
          <table:table-cell table:formula="of:=QUOTIENT([.H90]; [.J90])" office:value-type="float" office:value="5959" calcext:value-type="float">
            <text:p>595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66780441" calcext:value-type="float">
            <text:p>0.6667804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92];[.B91])" office:value-type="float" office:value="0.011668396" calcext:value-type="float">
            <text:p>0.011668396</text:p>
          </table:table-cell>
          <table:table-cell table:formula="of:=QUOTIENT([.H91]; [.J91])"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78448837" calcext:value-type="float">
            <text:p>0.67844883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93];[.B92])" office:value-type="float" office:value="0.028985555" calcext:value-type="float">
            <text:p>0.028985555</text:p>
          </table:table-cell>
          <table:table-cell table:formula="of:=QUOTIENT([.H92]; [.J92])"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07434392" calcext:value-type="float">
            <text:p>0.70743439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94];[.B93])" office:value-type="float" office:value="0.014244028" calcext:value-type="float">
            <text:p>0.014244028</text:p>
          </table:table-cell>
          <table:table-cell table:formula="of:=QUOTIENT([.H93]; [.J93])"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2167842" calcext:value-type="float">
            <text:p>0.7216784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95];[.B94])" office:value-type="float" office:value="0.00165171399999997" calcext:value-type="float">
            <text:p>0.001651714</text:p>
          </table:table-cell>
          <table:table-cell table:formula="of:=QUOTIENT([.H94]; [.J94])" office:value-type="float" office:value="35720" calcext:value-type="float">
            <text:p>3572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23330134" calcext:value-type="float">
            <text:p>0.72333013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96];[.B95])" office:value-type="float" office:value="0.00619318000000002" calcext:value-type="float">
            <text:p>0.00619318</text:p>
          </table:table-cell>
          <table:table-cell table:formula="of:=QUOTIENT([.H95]; [.J95])" office:value-type="float" office:value="10172" calcext:value-type="float">
            <text:p>1017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29523314" calcext:value-type="float">
            <text:p>0.72952331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97];[.B96])" office:value-type="float" office:value="0.00117657699999996" calcext:value-type="float">
            <text:p>0.001176577</text:p>
          </table:table-cell>
          <table:table-cell table:formula="of:=QUOTIENT([.H96]; [.J96])" office:value-type="float" office:value="52695" calcext:value-type="float">
            <text:p>5269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30699891" calcext:value-type="float">
            <text:p>0.73069989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7154 <text:s/>&gt; <text:s/>4444 Len=5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ORG.LIBREOFFICE.RAWSUBTRACT([.B98];[.B97])" office:value-type="float" office:value="0.0111776650000001" calcext:value-type="float">
            <text:p>0.011177665</text:p>
          </table:table-cell>
          <table:table-cell table:formula="of:=QUOTIENT([.H97]; [.J97])" office:value-type="float" office:value="4920" calcext:value-type="float">
            <text:p>492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41877556" calcext:value-type="float">
            <text:p>0.74187755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99];[.B98])" office:value-type="float" office:value="0.00225757399999993" calcext:value-type="float">
            <text:p>0.002257574</text:p>
          </table:table-cell>
          <table:table-cell table:formula="of:=QUOTIENT([.H98]; [.J98])" office:value-type="float" office:value="28791" calcext:value-type="float">
            <text:p>2879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4413513" calcext:value-type="float">
            <text:p>0.7441351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00];[.B99])" office:value-type="float" office:value="0.012220773" calcext:value-type="float">
            <text:p>0.012220773</text:p>
          </table:table-cell>
          <table:table-cell table:formula="of:=QUOTIENT([.H99]; [.J99])" office:value-type="float" office:value="5318" calcext:value-type="float">
            <text:p>531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56355903" calcext:value-type="float">
            <text:p>0.75635590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01];[.B100])" office:value-type="float" office:value="0.0189980360000001" calcext:value-type="float">
            <text:p>0.018998036</text:p>
          </table:table-cell>
          <table:table-cell table:formula="of:=QUOTIENT([.H100]; [.J100])"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5353939" calcext:value-type="float">
            <text:p>0.7753539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102];[.B101])" office:value-type="float" office:value="0.000503106000000031" calcext:value-type="float">
            <text:p>0.000503106</text:p>
          </table:table-cell>
          <table:table-cell table:formula="of:=QUOTIENT([.H101]; [.J101])" office:value-type="float" office:value="137148" calcext:value-type="float">
            <text:p>13714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75857045" calcext:value-type="float">
            <text:p>0.77585704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03];[.B102])" office:value-type="float" office:value="0.01938772" calcext:value-type="float">
            <text:p>0.01938772</text:p>
          </table:table-cell>
          <table:table-cell table:formula="of:=QUOTIENT([.H102]; [.J102])"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95244765" calcext:value-type="float">
            <text:p>0.79524476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04];[.B103])" office:value-type="float" office:value="0.005408733" calcext:value-type="float">
            <text:p>0.005408733</text:p>
          </table:table-cell>
          <table:table-cell table:formula="of:=QUOTIENT([.H103]; [.J103])" office:value-type="float" office:value="11462" calcext:value-type="float">
            <text:p>1146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00653498" calcext:value-type="float">
            <text:p>0.80065349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05];[.B104])" office:value-type="float" office:value="0.015820026" calcext:value-type="float">
            <text:p>0.015820026</text:p>
          </table:table-cell>
          <table:table-cell table:formula="of:=QUOTIENT([.H104]; [.J104])" office:value-type="float" office:value="4045" calcext:value-type="float">
            <text:p>404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816473524" calcext:value-type="float">
            <text:p>0.81647352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106];[.B105])" office:value-type="float" office:value="0.00159741999999996" calcext:value-type="float">
            <text:p>0.00159742</text:p>
          </table:table-cell>
          <table:table-cell table:formula="of:=QUOTIENT([.H105]; [.J105])" office:value-type="float" office:value="41942" calcext:value-type="float">
            <text:p>4194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18070944" calcext:value-type="float">
            <text:p>0.81807094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07];[.B106])" office:value-type="float" office:value="0.00721799899999998" calcext:value-type="float">
            <text:p>0.007217999</text:p>
          </table:table-cell>
          <table:table-cell table:formula="of:=QUOTIENT([.H106]; [.J106])"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25288943" calcext:value-type="float">
            <text:p>0.82528894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08];[.B107])" office:value-type="float" office:value="0.0173636140000001" calcext:value-type="float">
            <text:p>0.017363614</text:p>
          </table:table-cell>
          <table:table-cell table:formula="of:=QUOTIENT([.H107]; [.J107])"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42652557" calcext:value-type="float">
            <text:p>0.8426525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09];[.B108])" office:value-type="float" office:value="0.012674098" calcext:value-type="float">
            <text:p>0.012674098</text:p>
          </table:table-cell>
          <table:table-cell table:formula="of:=QUOTIENT([.H108]; [.J108])"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55326655" calcext:value-type="float">
            <text:p>0.85532665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7154 <text:s/>&gt; <text:s/>4444 Len=5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ORG.LIBREOFFICE.RAWSUBTRACT([.B110];[.B109])" office:value-type="float" office:value="0.00175872499999996" calcext:value-type="float">
            <text:p>0.001758725</text:p>
          </table:table-cell>
          <table:table-cell table:formula="of:=QUOTIENT([.H109]; [.J109])" office:value-type="float" office:value="32409" calcext:value-type="float">
            <text:p>3240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5708538" calcext:value-type="float">
            <text:p>0.8570853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111];[.B110])" office:value-type="float" office:value="0.018222598" calcext:value-type="float">
            <text:p>0.018222598</text:p>
          </table:table-cell>
          <table:table-cell table:formula="of:=QUOTIENT([.H110]; [.J110])"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75307978" calcext:value-type="float">
            <text:p>0.87530797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12];[.B111])" office:value-type="float" office:value="0.00396224300000003" calcext:value-type="float">
            <text:p>0.003962243</text:p>
          </table:table-cell>
          <table:table-cell table:formula="of:=QUOTIENT([.H111]; [.J111])" office:value-type="float" office:value="16404" calcext:value-type="float">
            <text:p>1640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79270221" calcext:value-type="float">
            <text:p>0.87927022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7154 <text:s/>&gt; <text:s/>4444 Len=7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ORG.LIBREOFFICE.RAWSUBTRACT([.B113];[.B112])" office:value-type="float" office:value="0.016116228" calcext:value-type="float">
            <text:p>0.016116228</text:p>
          </table:table-cell>
          <table:table-cell table:formula="of:=QUOTIENT([.H112]; [.J112])" office:value-type="float" office:value="4405" calcext:value-type="float">
            <text:p>440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95386449" calcext:value-type="float">
            <text:p>0.89538644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114];[.B113])" office:value-type="float" office:value="0.010013725" calcext:value-type="float">
            <text:p>0.010013725</text:p>
          </table:table-cell>
          <table:table-cell table:formula="of:=QUOTIENT([.H113]; [.J113])"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05400174" calcext:value-type="float">
            <text:p>0.90540017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15];[.B114])" office:value-type="float" office:value="0.019988953" calcext:value-type="float">
            <text:p>0.019988953</text:p>
          </table:table-cell>
          <table:table-cell table:formula="of:=QUOTIENT([.H114]; [.J114])" office:value-type="float" office:value="3051" calcext:value-type="float">
            <text:p>305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25389127" calcext:value-type="float">
            <text:p>0.92538912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16];[.B115])" office:value-type="float" office:value="0.010078919" calcext:value-type="float">
            <text:p>0.010078919</text:p>
          </table:table-cell>
          <table:table-cell table:formula="of:=QUOTIENT([.H115]; [.J115])"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35468046" calcext:value-type="float">
            <text:p>0.9354680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17];[.B116])" office:value-type="float" office:value="0.0171766569999999" calcext:value-type="float">
            <text:p>0.017176657</text:p>
          </table:table-cell>
          <table:table-cell table:formula="of:=QUOTIENT([.H116]; [.J116])"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2644703" calcext:value-type="float">
            <text:p>0.95264470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18];[.B117])" office:value-type="float" office:value="0.00564826500000004" calcext:value-type="float">
            <text:p>0.005648265</text:p>
          </table:table-cell>
          <table:table-cell table:formula="of:=QUOTIENT([.H117]; [.J117])" office:value-type="float" office:value="11330" calcext:value-type="float">
            <text:p>1133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8292968" calcext:value-type="float">
            <text:p>0.95829296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19];[.B118])" office:value-type="float" office:value="0.00795501499999995" calcext:value-type="float">
            <text:p>0.007955015</text:p>
          </table:table-cell>
          <table:table-cell table:formula="of:=QUOTIENT([.H118]; [.J118])"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6247983" calcext:value-type="float">
            <text:p>0.96624798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20];[.B119])" office:value-type="float" office:value="0.00909617900000004" calcext:value-type="float">
            <text:p>0.009096179</text:p>
          </table:table-cell>
          <table:table-cell table:formula="of:=QUOTIENT([.H119]; [.J119])"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5344162" calcext:value-type="float">
            <text:p>0.9753441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21];[.B120])" office:value-type="float" office:value="0.020183684" calcext:value-type="float">
            <text:p>0.020183684</text:p>
          </table:table-cell>
          <table:table-cell table:formula="of:=QUOTIENT([.H120]; [.J120])"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5527846" calcext:value-type="float">
            <text:p>0.9955278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22];[.B121])" office:value-type="float" office:value="0.0382043479999998" calcext:value-type="float">
            <text:p>0.038204348</text:p>
          </table:table-cell>
          <table:table-cell table:formula="of:=QUOTIENT([.H121]; [.J121])" office:value-type="float" office:value="1649" calcext:value-type="float">
            <text:p>164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33732194" calcext:value-type="float">
            <text:p>1.03373219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23];[.B122])" office:value-type="float" office:value="0.0289576360000001" calcext:value-type="float">
            <text:p>0.028957636</text:p>
          </table:table-cell>
          <table:table-cell table:formula="of:=QUOTIENT([.H122]; [.J122])"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06268983" calcext:value-type="float">
            <text:p>1.0626898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7154 <text:s/>&gt; <text:s/>4444 Len=7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ORG.LIBREOFFICE.RAWSUBTRACT([.B124];[.B123])" office:value-type="float" office:value="0.012983974" calcext:value-type="float">
            <text:p>0.012983974</text:p>
          </table:table-cell>
          <table:table-cell table:formula="of:=QUOTIENT([.H123]; [.J123])"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075673804" calcext:value-type="float">
            <text:p>1.0756738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25];[.B124])" office:value-type="float" office:value="0.00975145300000002" calcext:value-type="float">
            <text:p>0.009751453</text:p>
          </table:table-cell>
          <table:table-cell table:formula="of:=QUOTIENT([.H124]; [.J124])" office:value-type="float" office:value="6665" calcext:value-type="float">
            <text:p>666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085425257" calcext:value-type="float">
            <text:p>1.0854252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26];[.B125])" office:value-type="float" office:value="0.010088165" calcext:value-type="float">
            <text:p>0.010088165</text:p>
          </table:table-cell>
          <table:table-cell table:formula="of:=QUOTIENT([.H125]; [.J125])"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095513422" calcext:value-type="float">
            <text:p>1.0955134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27];[.B126])" office:value-type="float" office:value="0.0435896579999999" calcext:value-type="float">
            <text:p>0.043589658</text:p>
          </table:table-cell>
          <table:table-cell table:formula="of:=QUOTIENT([.H126]; [.J126])"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3910308" calcext:value-type="float">
            <text:p>1.139103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28];[.B127])" office:value-type="float" office:value="0.00633115000000006" calcext:value-type="float">
            <text:p>0.00633115</text:p>
          </table:table-cell>
          <table:table-cell table:formula="of:=QUOTIENT([.H127]; [.J127])" office:value-type="float" office:value="10108" calcext:value-type="float">
            <text:p>1010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14543423" calcext:value-type="float">
            <text:p>1.1454342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154 <text:s/>&gt; <text:s/>4444 Len=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ORG.LIBREOFFICE.RAWSUBTRACT([.B129];[.B128])" office:value-type="float" office:value="0.00922303600000007" calcext:value-type="float">
            <text:p>0.009223036</text:p>
          </table:table-cell>
          <table:table-cell table:formula="of:=QUOTIENT([.H128]; [.J128])"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154657266" calcext:value-type="float">
            <text:p>1.15465726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130];[.B129])" office:value-type="float" office:value="0.052013694" calcext:value-type="float">
            <text:p>0.052013694</text:p>
          </table:table-cell>
          <table:table-cell table:formula="of:=QUOTIENT([.H129]; [.J129])"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0667096" calcext:value-type="float">
            <text:p>1.2066709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31];[.B130])" office:value-type="float" office:value="0.017878471" calcext:value-type="float">
            <text:p>0.017878471</text:p>
          </table:table-cell>
          <table:table-cell table:formula="of:=QUOTIENT([.H130]; [.J130])" office:value-type="float" office:value="3523" calcext:value-type="float">
            <text:p>352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224549431" calcext:value-type="float">
            <text:p>1.2245494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32];[.B131])" office:value-type="float" office:value="0.0108685879999999" calcext:value-type="float">
            <text:p>0.010868588</text:p>
          </table:table-cell>
          <table:table-cell table:formula="of:=QUOTIENT([.H131]; [.J131])"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235418019" calcext:value-type="float">
            <text:p>1.23541801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133];[.B132])" office:value-type="float" office:value="0.010380676" calcext:value-type="float">
            <text:p>0.010380676</text:p>
          </table:table-cell>
          <table:table-cell table:formula="of:=QUOTIENT([.H132]; [.J132])"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245798695" calcext:value-type="float">
            <text:p>1.24579869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7154 <text:s/>&gt; <text:s/>4444 Len=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ORG.LIBREOFFICE.RAWSUBTRACT([.B134];[.B133])" office:value-type="float" office:value="0.000840134000000159" calcext:value-type="float">
            <text:p>0.000840134</text:p>
          </table:table-cell>
          <table:table-cell table:formula="of:=QUOTIENT([.H133]; [.J133])" office:value-type="float" office:value="83320" calcext:value-type="float">
            <text:p>8332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246638829" calcext:value-type="float">
            <text:p>1.24663882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35];[.B134])" office:value-type="float" office:value="0.00582000899999979" calcext:value-type="float">
            <text:p>0.005820009</text:p>
          </table:table-cell>
          <table:table-cell table:formula="of:=QUOTIENT([.H134]; [.J134])" office:value-type="float" office:value="10652" calcext:value-type="float">
            <text:p>10652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252458838" calcext:value-type="float">
            <text:p>1.25245883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36];[.B135])" office:value-type="float" office:value="0.0124439060000001" calcext:value-type="float">
            <text:p>0.012443906</text:p>
          </table:table-cell>
          <table:table-cell table:formula="of:=QUOTIENT([.H135]; [.J135])"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264902744" calcext:value-type="float">
            <text:p>1.26490274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137];[.B136])" office:value-type="float" office:value="0.0110770950000001" calcext:value-type="float">
            <text:p>0.011077095</text:p>
          </table:table-cell>
          <table:table-cell table:formula="of:=QUOTIENT([.H136]; [.J136])"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275979839" calcext:value-type="float">
            <text:p>1.2759798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138];[.B137])" office:value-type="float" office:value="0.019381476" calcext:value-type="float">
            <text:p>0.019381476</text:p>
          </table:table-cell>
          <table:table-cell table:formula="of:=QUOTIENT([.H137]; [.J137])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295361315" calcext:value-type="float">
            <text:p>1.29536131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39];[.B138])" office:value-type="float" office:value="0.0172931159999998" calcext:value-type="float">
            <text:p>0.017293116</text:p>
          </table:table-cell>
          <table:table-cell table:formula="of:=QUOTIENT([.H138]; [.J138])"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312654431" calcext:value-type="float">
            <text:p>1.3126544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140];[.B139])" office:value-type="float" office:value="0.013129197" calcext:value-type="float">
            <text:p>0.013129197</text:p>
          </table:table-cell>
          <table:table-cell table:formula="of:=QUOTIENT([.H139]; [.J139])" office:value-type="float" office:value="5103" calcext:value-type="float">
            <text:p>510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25783628" calcext:value-type="float">
            <text:p>1.32578362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141];[.B140])" office:value-type="float" office:value="0.010846197" calcext:value-type="float">
            <text:p>0.010846197</text:p>
          </table:table-cell>
          <table:table-cell table:formula="of:=QUOTIENT([.H140]; [.J140])" office:value-type="float" office:value="5439" calcext:value-type="float">
            <text:p>543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336629825" calcext:value-type="float">
            <text:p>1.33662982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7154 <text:s/>&gt; <text:s/>4444 Len=5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ORG.LIBREOFFICE.RAWSUBTRACT([.B142];[.B141])" office:value-type="float" office:value="0.0188449860000002" calcext:value-type="float">
            <text:p>0.018844986</text:p>
          </table:table-cell>
          <table:table-cell table:formula="of:=QUOTIENT([.H141]; [.J141])"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355474811" calcext:value-type="float">
            <text:p>1.35547481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43];[.B142])" office:value-type="float" office:value="0.076689783" calcext:value-type="float">
            <text:p>0.076689783</text:p>
          </table:table-cell>
          <table:table-cell table:formula="of:=QUOTIENT([.H142]; [.J142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32164594" calcext:value-type="float">
            <text:p>1.43216459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44];[.B143])" office:value-type="float" office:value="0.0522232379999998" calcext:value-type="float">
            <text:p>0.052223238</text:p>
          </table:table-cell>
          <table:table-cell table:formula="of:=QUOTIENT([.H143]; [.J143])"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84387832" calcext:value-type="float">
            <text:p>1.48438783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45];[.B144])" office:value-type="float" office:value="0.0112650190000001" calcext:value-type="float">
            <text:p>0.011265019</text:p>
          </table:table-cell>
          <table:table-cell table:formula="of:=QUOTIENT([.H144]; [.J144])" office:value-type="float" office:value="5503" calcext:value-type="float">
            <text:p>550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95652851" calcext:value-type="float">
            <text:p>1.49565285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46];[.B145])" office:value-type="float" office:value="0.0110635220000002" calcext:value-type="float">
            <text:p>0.011063522</text:p>
          </table:table-cell>
          <table:table-cell table:formula="of:=QUOTIENT([.H145]; [.J145])" office:value-type="float" office:value="5875" calcext:value-type="float">
            <text:p>5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6716373" calcext:value-type="float">
            <text:p>1.50671637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47];[.B146])" office:value-type="float" office:value="0.017619979" calcext:value-type="float">
            <text:p>0.017619979</text:p>
          </table:table-cell>
          <table:table-cell table:formula="of:=QUOTIENT([.H146]; [.J146])" office:value-type="float" office:value="3461" calcext:value-type="float">
            <text:p>346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24336352" calcext:value-type="float">
            <text:p>1.52433635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48];[.B147])" office:value-type="float" office:value="0.00294549599999971" calcext:value-type="float">
            <text:p>0.002945496</text:p>
          </table:table-cell>
          <table:table-cell table:formula="of:=QUOTIENT([.H147]; [.J147])" office:value-type="float" office:value="20709" calcext:value-type="float">
            <text:p>20709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27281848" calcext:value-type="float">
            <text:p>1.52728184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149];[.B148])" office:value-type="float" office:value="0.000681370000000126" calcext:value-type="float">
            <text:p>0.00068137</text:p>
          </table:table-cell>
          <table:table-cell table:formula="of:=QUOTIENT([.H148]; [.J148])" office:value-type="float" office:value="96863" calcext:value-type="float">
            <text:p>9686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27963218" calcext:value-type="float">
            <text:p>1.52796321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150];[.B149])" office:value-type="float" office:value="0.000951743999999977" calcext:value-type="float">
            <text:p>0.000951744</text:p>
          </table:table-cell>
          <table:table-cell table:formula="of:=QUOTIENT([.H149]; [.J149])" office:value-type="float" office:value="70397" calcext:value-type="float">
            <text:p>7039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28914962" calcext:value-type="float">
            <text:p>1.5289149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154 <text:s/>&gt; <text:s/>4444 Len=5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ORG.LIBREOFFICE.RAWSUBTRACT([.B151];[.B150])" office:value-type="float" office:value="0.00614057099999998" calcext:value-type="float">
            <text:p>0.006140571</text:p>
          </table:table-cell>
          <table:table-cell table:formula="of:=QUOTIENT([.H150]; [.J150])" office:value-type="float" office:value="9119" calcext:value-type="float">
            <text:p>911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535055533" calcext:value-type="float">
            <text:p>1.53505553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7154 <text:s/>&gt; <text:s/>4444 Len=5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ORG.LIBREOFFICE.RAWSUBTRACT([.B152];[.B151])" office:value-type="float" office:value="0.00326150800000002" calcext:value-type="float">
            <text:p>0.003261508</text:p>
          </table:table-cell>
          <table:table-cell table:formula="of:=QUOTIENT([.H151]; [.J151])" office:value-type="float" office:value="17169" calcext:value-type="float">
            <text:p>1716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538317041" calcext:value-type="float">
            <text:p>1.5383170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53];[.B152])" office:value-type="float" office:value="0.00164982300000016" calcext:value-type="float">
            <text:p>0.001649823</text:p>
          </table:table-cell>
          <table:table-cell table:formula="of:=QUOTIENT([.H152]; [.J152])" office:value-type="float" office:value="38792" calcext:value-type="float">
            <text:p>3879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539966864" calcext:value-type="float">
            <text:p>1.53996686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54];[.B153])" office:value-type="float" office:value="0.0110275639999999" calcext:value-type="float">
            <text:p>0.011027564</text:p>
          </table:table-cell>
          <table:table-cell table:formula="of:=QUOTIENT([.H153]; [.J153])"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550994428" calcext:value-type="float">
            <text:p>1.55099442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55];[.B154])" office:value-type="float" office:value="0.01460734" calcext:value-type="float">
            <text:p>0.01460734</text:p>
          </table:table-cell>
          <table:table-cell table:formula="of:=QUOTIENT([.H154]; [.J154])" office:value-type="float" office:value="4449" calcext:value-type="float">
            <text:p>444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65601768" calcext:value-type="float">
            <text:p>1.56560176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156];[.B155])" office:value-type="float" office:value="0.00209912999999995" calcext:value-type="float">
            <text:p>0.00209913</text:p>
          </table:table-cell>
          <table:table-cell table:formula="of:=QUOTIENT([.H155]; [.J155])" office:value-type="float" office:value="32870" calcext:value-type="float">
            <text:p>3287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567700898" calcext:value-type="float">
            <text:p>1.56770089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57];[.B156])" office:value-type="float" office:value="0.00496133300000001" calcext:value-type="float">
            <text:p>0.004961333</text:p>
          </table:table-cell>
          <table:table-cell table:formula="of:=QUOTIENT([.H156]; [.J156])" office:value-type="float" office:value="12295" calcext:value-type="float">
            <text:p>1229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572662231" calcext:value-type="float">
            <text:p>1.5726622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58];[.B157])" office:value-type="float" office:value="0.00083743600000008" calcext:value-type="float">
            <text:p>0.000837436</text:p>
          </table:table-cell>
          <table:table-cell table:formula="of:=QUOTIENT([.H157]; [.J157])" office:value-type="float" office:value="72841" calcext:value-type="float">
            <text:p>7284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573499667" calcext:value-type="float">
            <text:p>1.57349966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59];[.B158])" office:value-type="float" office:value="0.0110436209999998" calcext:value-type="float">
            <text:p>0.011043621</text:p>
          </table:table-cell>
          <table:table-cell table:formula="of:=QUOTIENT([.H158]; [.J158])" office:value-type="float" office:value="5523" calcext:value-type="float">
            <text:p>552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584543288" calcext:value-type="float">
            <text:p>1.58454328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60];[.B159])" office:value-type="float" office:value="0.0111385370000001" calcext:value-type="float">
            <text:p>0.011138537</text:p>
          </table:table-cell>
          <table:table-cell table:formula="of:=QUOTIENT([.H159]; [.J159])" office:value-type="float" office:value="5745" calcext:value-type="float">
            <text:p>5745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595681825" calcext:value-type="float">
            <text:p>1.59568182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61];[.B160])" office:value-type="float" office:value="0.0110967100000001" calcext:value-type="float">
            <text:p>0.01109671</text:p>
          </table:table-cell>
          <table:table-cell table:formula="of:=QUOTIENT([.H160]; [.J160])" office:value-type="float" office:value="5677" calcext:value-type="float">
            <text:p>567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606778535" calcext:value-type="float">
            <text:p>1.60677853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154 <text:s/>&gt; <text:s/>4444 Len=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ORG.LIBREOFFICE.RAWSUBTRACT([.B162];[.B161])" office:value-type="float" office:value="0.00912189299999988" calcext:value-type="float">
            <text:p>0.009121893</text:p>
          </table:table-cell>
          <table:table-cell table:formula="of:=QUOTIENT([.H161]; [.J161])"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615900428" calcext:value-type="float">
            <text:p>1.61590042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163];[.B162])" office:value-type="float" office:value="0.0198888420000001" calcext:value-type="float">
            <text:p>0.019888842</text:p>
          </table:table-cell>
          <table:table-cell table:formula="of:=QUOTIENT([.H162]; [.J162])" office:value-type="float" office:value="3469" calcext:value-type="float">
            <text:p>346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63578927" calcext:value-type="float">
            <text:p>1.6357892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64];[.B163])" office:value-type="float" office:value="0.00384451999999991" calcext:value-type="float">
            <text:p>0.00384452</text:p>
          </table:table-cell>
          <table:table-cell table:formula="of:=QUOTIENT([.H163]; [.J163])" office:value-type="float" office:value="16126" calcext:value-type="float">
            <text:p>1612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63963379" calcext:value-type="float">
            <text:p>1.6396337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65];[.B164])" office:value-type="float" office:value="0.011374542" calcext:value-type="float">
            <text:p>0.011374542</text:p>
          </table:table-cell>
          <table:table-cell table:formula="of:=QUOTIENT([.H164]; [.J164])"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651008332" calcext:value-type="float">
            <text:p>1.65100833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66];[.B165])" office:value-type="float" office:value="0.00636763000000018" calcext:value-type="float">
            <text:p>0.00636763</text:p>
          </table:table-cell>
          <table:table-cell table:formula="of:=QUOTIENT([.H165]; [.J165])" office:value-type="float" office:value="10207" calcext:value-type="float">
            <text:p>1020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657375962" calcext:value-type="float">
            <text:p>1.6573759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67];[.B166])" office:value-type="float" office:value="0.00245768499999999" calcext:value-type="float">
            <text:p>0.002457685</text:p>
          </table:table-cell>
          <table:table-cell table:formula="of:=QUOTIENT([.H166]; [.J166])" office:value-type="float" office:value="26447" calcext:value-type="float">
            <text:p>26447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659833647" calcext:value-type="float">
            <text:p>1.65983364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7154 <text:s/>&gt; <text:s/>4444 Len=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ORG.LIBREOFFICE.RAWSUBTRACT([.B168];[.B167])" office:value-type="float" office:value="0.0158904659999999" calcext:value-type="float">
            <text:p>0.015890466</text:p>
          </table:table-cell>
          <table:table-cell table:formula="of:=QUOTIENT([.H167]; [.J167])"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675724113" calcext:value-type="float">
            <text:p>1.67572411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69];[.B168])" office:value-type="float" office:value="0.0108215850000002" calcext:value-type="float">
            <text:p>0.010821585</text:p>
          </table:table-cell>
          <table:table-cell table:formula="of:=QUOTIENT([.H168]; [.J168])" office:value-type="float" office:value="5821" calcext:value-type="float">
            <text:p>582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686545698" calcext:value-type="float">
            <text:p>1.68654569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170];[.B169])" office:value-type="float" office:value="0.0493487499999998" calcext:value-type="float">
            <text:p>0.04934875</text:p>
          </table:table-cell>
          <table:table-cell table:formula="of:=QUOTIENT([.H169]; [.J169])" office:value-type="float" office:value="1377" calcext:value-type="float">
            <text:p>137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35894448" calcext:value-type="float">
            <text:p>1.73589444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7154 <text:s/>&gt; <text:s/>4444 Len=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ORG.LIBREOFFICE.RAWSUBTRACT([.B171];[.B170])" office:value-type="float" office:value="0.0194110949999999" calcext:value-type="float">
            <text:p>0.019411095</text:p>
          </table:table-cell>
          <table:table-cell table:formula="of:=QUOTIENT([.H170]; [.J170])"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755305543" calcext:value-type="float">
            <text:p>1.75530554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72];[.B171])" office:value-type="float" office:value="0.0000692230000001182" calcext:value-type="float">
            <text:p>6.92230000001182E-05</text:p>
          </table:table-cell>
          <table:table-cell table:formula="of:=QUOTIENT([.H171]; [.J171])" office:value-type="float" office:value="881210" calcext:value-type="float">
            <text:p>88121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755374766" calcext:value-type="float">
            <text:p>1.75537476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73];[.B172])" office:value-type="float" office:value="0.012908795" calcext:value-type="float">
            <text:p>0.012908795</text:p>
          </table:table-cell>
          <table:table-cell table:formula="of:=QUOTIENT([.H172]; [.J172])"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768283561" calcext:value-type="float">
            <text:p>1.76828356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74];[.B173])" office:value-type="float" office:value="0.011888492" calcext:value-type="float">
            <text:p>0.011888492</text:p>
          </table:table-cell>
          <table:table-cell table:formula="of:=QUOTIENT([.H173]; [.J173])" office:value-type="float" office:value="5215" calcext:value-type="float">
            <text:p>521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780172053" calcext:value-type="float">
            <text:p>1.78017205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75];[.B174])" office:value-type="float" office:value="0.0000674990000000264" calcext:value-type="float">
            <text:p>6.74990000000264E-05</text:p>
          </table:table-cell>
          <table:table-cell table:formula="of:=QUOTIENT([.H174]; [.J174])" office:value-type="float" office:value="933347" calcext:value-type="float">
            <text:p>93334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780239552" calcext:value-type="float">
            <text:p>1.78023955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7154 <text:s/>&gt; <text:s/>4444 Len=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ORG.LIBREOFFICE.RAWSUBTRACT([.B176];[.B175])" office:value-type="float" office:value="0.00537425099999989" calcext:value-type="float">
            <text:p>0.005374251</text:p>
          </table:table-cell>
          <table:table-cell table:formula="of:=QUOTIENT([.H175]; [.J175])" office:value-type="float" office:value="12652" calcext:value-type="float">
            <text:p>12652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785613803" calcext:value-type="float">
            <text:p>1.78561380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177];[.B176])" office:value-type="float" office:value="0.0101850990000001" calcext:value-type="float">
            <text:p>0.010185099</text:p>
          </table:table-cell>
          <table:table-cell table:formula="of:=QUOTIENT([.H176]; [.J176])"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795798902" calcext:value-type="float">
            <text:p>1.7957989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154 <text:s/>&gt; <text:s/>4444 Len=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ORG.LIBREOFFICE.RAWSUBTRACT([.B178];[.B177])" office:value-type="float" office:value="0.009942428" calcext:value-type="float">
            <text:p>0.009942428</text:p>
          </table:table-cell>
          <table:table-cell table:formula="of:=QUOTIENT([.H177]; [.J177])"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0574133" calcext:value-type="float">
            <text:p>1.8057413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7154 <text:s/>&gt; <text:s/>4444 Len=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ORG.LIBREOFFICE.RAWSUBTRACT([.B179];[.B178])" office:value-type="float" office:value="0.0110473450000002" calcext:value-type="float">
            <text:p>0.011047345</text:p>
          </table:table-cell>
          <table:table-cell table:formula="of:=QUOTIENT([.H178]; [.J178])"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16788675" calcext:value-type="float">
            <text:p>1.81678867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80];[.B179])" office:value-type="float" office:value="0.0112935939999999" calcext:value-type="float">
            <text:p>0.011293594</text:p>
          </table:table-cell>
          <table:table-cell table:formula="of:=QUOTIENT([.H179]; [.J179])" office:value-type="float" office:value="5489" calcext:value-type="float">
            <text:p>548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28082269" calcext:value-type="float">
            <text:p>1.82808226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81];[.B180])" office:value-type="float" office:value="0.0112328720000001" calcext:value-type="float">
            <text:p>0.011232872</text:p>
          </table:table-cell>
          <table:table-cell table:formula="of:=QUOTIENT([.H180]; [.J180])" office:value-type="float" office:value="5430" calcext:value-type="float">
            <text:p>543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839315141" calcext:value-type="float">
            <text:p>1.8393151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82];[.B181])" office:value-type="float" office:value="0.0155459489999998" calcext:value-type="float">
            <text:p>0.015545949</text:p>
          </table:table-cell>
          <table:table-cell table:formula="of:=QUOTIENT([.H181]; [.J181])" office:value-type="float" office:value="4116" calcext:value-type="float">
            <text:p>4116</text:p>
          </table:table-cell>
          <table:table-cell/>
          <table:table-cell office:value-type="string" calcext:value-type="string">
            <text:p>Max</text:p>
          </table:table-cell>
          <table:table-cell table:formula="of:=MAX([.K2:.K193])" office:value-type="float" office:value="4905063" calcext:value-type="float">
            <text:p>49050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85486109" calcext:value-type="float">
            <text:p>1.8548610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154 <text:s/>&gt; <text:s/>4444 Len=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ORG.LIBREOFFICE.RAWSUBTRACT([.B183];[.B182])" office:value-type="float" office:value="0.00976393600000014" calcext:value-type="float">
            <text:p>0.009763936</text:p>
          </table:table-cell>
          <table:table-cell table:formula="of:=QUOTIENT([.H182]; [.J182])" office:value-type="float" office:value="6145" calcext:value-type="float">
            <text:p>614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864625026" calcext:value-type="float">
            <text:p>1.86462502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7154 <text:s/>&gt; <text:s/>4444 Len=7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ORG.LIBREOFFICE.RAWSUBTRACT([.B184];[.B183])" office:value-type="float" office:value="0.0111882319999999" calcext:value-type="float">
            <text:p>0.011188232</text:p>
          </table:table-cell>
          <table:table-cell table:formula="of:=QUOTIENT([.H183]; [.J183])" office:value-type="float" office:value="6345" calcext:value-type="float">
            <text:p>6345</text:p>
          </table:table-cell>
          <table:table-cell/>
          <table:table-cell office:value-type="string" calcext:value-type="string">
            <text:p>Average</text:p>
          </table:table-cell>
          <table:table-cell table:style-name="ce1" table:formula="of:=SUM([.K2:.K193])/ROWS([.K2:.K193])" office:value-type="float" office:value="54730.96875" calcext:value-type="float">
            <text:p>54730.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875813258" calcext:value-type="float">
            <text:p>1.87581325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85];[.B184])" office:value-type="float" office:value="0.00997815400000013" calcext:value-type="float">
            <text:p>0.009978154</text:p>
          </table:table-cell>
          <table:table-cell table:formula="of:=QUOTIENT([.H184]; [.J184])" office:value-type="float" office:value="6213" calcext:value-type="float">
            <text:p>6213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885791412" calcext:value-type="float">
            <text:p>1.88579141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7154 <text:s/>&gt; <text:s/>4444 Len=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ORG.LIBREOFFICE.RAWSUBTRACT([.B186];[.B185])" office:value-type="float" office:value="0.00621964799999986" calcext:value-type="float">
            <text:p>0.006219648</text:p>
          </table:table-cell>
          <table:table-cell table:formula="of:=QUOTIENT([.H185]; [.J185])" office:value-type="float" office:value="9325" calcext:value-type="float">
            <text:p>93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89201106" calcext:value-type="float">
            <text:p>1.8920110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87];[.B186])" office:value-type="float" office:value="0.0137902390000002" calcext:value-type="float">
            <text:p>0.013790239</text:p>
          </table:table-cell>
          <table:table-cell table:formula="of:=QUOTIENT([.H186]; [.J186])" office:value-type="float" office:value="4495" calcext:value-type="float">
            <text:p>449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05801299" calcext:value-type="float">
            <text:p>1.90580129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54 <text:s/>&gt; <text:s/>4444 Len=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ORG.LIBREOFFICE.RAWSUBTRACT([.B188];[.B187])" office:value-type="float" office:value="0.0300571779999999" calcext:value-type="float">
            <text:p>0.030057178</text:p>
          </table:table-cell>
          <table:table-cell table:formula="of:=QUOTIENT([.H187]; [.J187])" office:value-type="float" office:value="2195" calcext:value-type="float">
            <text:p>219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35858477" calcext:value-type="float">
            <text:p>1.93585847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7154 <text:s/>&gt; <text:s/>4444 Len=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ORG.LIBREOFFICE.RAWSUBTRACT([.B189];[.B188])" office:value-type="float" office:value="0.0165770759999999" calcext:value-type="float">
            <text:p>0.016577076</text:p>
          </table:table-cell>
          <table:table-cell table:formula="of:=QUOTIENT([.H188]; [.J188])" office:value-type="float" office:value="3740" calcext:value-type="float">
            <text:p>374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52435553" calcext:value-type="float">
            <text:p>1.95243555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[.B190];[.B189])" office:value-type="float" office:value="0.00393668400000013" calcext:value-type="float">
            <text:p>0.003936684</text:p>
          </table:table-cell>
          <table:table-cell table:formula="of:=QUOTIENT([.H189]; [.J189])" office:value-type="float" office:value="16257" calcext:value-type="float">
            <text:p>1625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56372237" calcext:value-type="float">
            <text:p>1.95637223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7154 <text:s/>&gt; <text:s/>4444 Len=5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ORG.LIBREOFFICE.RAWSUBTRACT([.B191];[.B190])" office:value-type="float" office:value="0.00946972400000012" calcext:value-type="float">
            <text:p>0.009469724</text:p>
          </table:table-cell>
          <table:table-cell table:formula="of:=QUOTIENT([.H190]; [.J190])" office:value-type="float" office:value="6019" calcext:value-type="float">
            <text:p>601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965841961" calcext:value-type="float">
            <text:p>1.96584196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7154 <text:s/>&gt; <text:s/>4444 Len=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ORG.LIBREOFFICE.RAWSUBTRACT([.B192];[.B191])" office:value-type="float" office:value="0.0172416559999999" calcext:value-type="float">
            <text:p>0.017241656</text:p>
          </table:table-cell>
          <table:table-cell table:formula="of:=QUOTIENT([.H191]; [.J191])" office:value-type="float" office:value="3653" calcext:value-type="float">
            <text:p>3653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983083617" calcext:value-type="float">
            <text:p>1.9830836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154 <text:s/>&gt; <text:s/>4444 Len=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ORG.LIBREOFFICE.RAWSUBTRACT([.B193];[.B192])" office:value-type="float" office:value="0.0118025349999999" calcext:value-type="float">
            <text:p>0.011802535</text:p>
          </table:table-cell>
          <table:table-cell table:formula="of:=QUOTIENT([.H192]; [.J192])"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994886152" calcext:value-type="float">
            <text:p>1.99488615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154 <text:s/>&gt; <text:s/>4444 Len=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ORG.LIBREOFFICE.RAWSUBTRACT(2;[.B193])" office:value-type="float" office:value="0.00511384799999992" calcext:value-type="float">
            <text:p>0.005113848</text:p>
          </table:table-cell>
          <table:table-cell table:formula="of:=QUOTIENT([.H193]; [.J193])" office:value-type="float" office:value="12515" calcext:value-type="float">
            <text:p>1251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iempo total</text:p>
          </table:table-cell>
          <table:table-cell table:number-columns-repeated="5"/>
          <table:table-cell office:value-type="string" calcext:value-type="string">
            <text:p>Bytes totales</text:p>
          </table:table-cell>
          <table:table-cell/>
          <table:table-cell office:value-type="string" calcext:value-type="string">
            <text:p>Bytes por segund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H2:.H193])" office:value-type="float" office:value="12174" calcext:value-type="float">
            <text:p>12174</text:p>
          </table:table-cell>
          <table:table-cell/>
          <table:table-cell table:style-name="ce1" table:formula="of:=QUOTIENT([.H196];[.B196])" office:value-type="float" office:value="6087" calcext:value-type="float">
            <text:p>6087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10" loext:min-decimal-places="10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8:16:45.355575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21:07:21.986511705</dc:date>
    <meta:editing-duration>PT3H1M30S</meta:editing-duration>
    <meta:editing-cycles>4</meta:editing-cycles>
    <meta:generator>LibreOffice/6.0.7.3$Linux_X86_64 LibreOffice_project/00m0$Build-3</meta:generator>
    <meta:document-statistic meta:table-count="1" meta:cell-count="19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59cm" svg:height="10.413cm" xlink:href=".." xlink:type="simple" chart:class="chart:line" chart:style-name="ch1">
        <chart:title svg:x="8.128cm" svg:y="0.344cm" chart:style-name="ch2">
          <text:p>Quake3</text:p>
        </chart:title>
        <chart:plot-area chart:style-name="ch3" table:cell-range-address="quake3.H2:quake3.H22 quake3.J2:quake3.J22" chart:data-source-has-labels="column" svg:x="1.37cm" svg:y="1.331cm" svg:width="16.23cm" svg:height="7.893cm">
          <chartooo:coordinate-region svg:x="2.468cm" svg:y="1.53cm" svg:width="14.945cm" svg:height="7.047cm"/>
          <chart:axis chart:dimension="x" chart:name="primary-x" chart:style-name="ch4" chartooo:axis-type="auto">
            <chartooo:date-scale/>
            <chart:title svg:x="7.933cm" svg:y="9.432cm" chart:style-name="ch5">
              <text:p>Tamaño del paquete</text:p>
            </chart:title>
            <chart:categories table:cell-range-address="quake3.H2:quake3.H22"/>
          </chart:axis>
          <chart:axis chart:dimension="y" chart:name="primary-y" chart:style-name="ch6">
            <chart:title svg:x="0.451cm" svg:y="6.075cm" chart:style-name="ch7">
              <text:p>Segundos</text:p>
            </chart:title>
            <chart:grid chart:style-name="ch8" chart:class="major"/>
          </chart:axis>
          <chart:series chart:style-name="ch9" chart:values-cell-range-address="quake3.J2:quake3.J2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62">
                <text:p>62</text:p>
                <draw:g>
                  <svg:desc>quake3.H2:quake3.H22</svg:desc>
                </draw:g>
              </table:table-cell>
              <table:table-cell office:value-type="float" office:value="0.007556175">
                <text:p>0.007556175</text:p>
                <draw:g>
                  <svg:desc>quake3.J2:quake3.J22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1319093">
                <text:p>0.0113190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284664">
                <text:p>0.012846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5352746">
                <text:p>0.0053527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1506008">
                <text:p>0.0150600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5121036">
                <text:p>0.00512103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7910006">
                <text:p>0.00791000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12103283">
                <text:p>0.0121032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225647600000001">
                <text:p>0.00225647600000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126399999999943">
                <text:p>0.000012639999999994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144512400000001">
                <text:p>0.001445124000000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175475999999994">
                <text:p>0.0001754759999999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659960600000001">
                <text:p>0.0065996060000000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10896331">
                <text:p>0.0108963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618134099999999">
                <text:p>0.006181340999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2312482">
                <text:p>0.00231248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54509900000001">
                <text:p>0.004545099000000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447309">
                <text:p>0.0044730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633285899999998">
                <text:p>0.006332858999999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11675378">
                <text:p>0.01167537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134763800000001">
                <text:p>0.001347638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